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8*"/>
    </style:style>
    <style:style style:name="Table1.B" style:family="table-column">
      <style:table-column-properties style:column-width="3.462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0in" fo:margin-right="0in" fo:text-indent="0in" style:auto-text-indent="false"/>
      <style:text-properties officeooo:paragraph-rsid="0002a3f8"/>
    </style:style>
    <style:style style:name="P2" style:family="paragraph" style:parent-style-name="Standard">
      <style:text-properties officeooo:rsid="0002a3f8" officeooo:paragraph-rsid="0002a3f8"/>
    </style:style>
    <style:style style:name="P3" style:family="paragraph" style:parent-style-name="Standard">
      <style:text-properties officeooo:rsid="0002a3f8" officeooo:paragraph-rsid="000329f7"/>
    </style:style>
    <style:style style:name="P4" style:family="paragraph" style:parent-style-name="Standard">
      <style:text-properties officeooo:rsid="0002a3f8" officeooo:paragraph-rsid="0004e50d"/>
    </style:style>
    <style:style style:name="P5" style:family="paragraph" style:parent-style-name="Standard">
      <style:text-properties officeooo:paragraph-rsid="00091613"/>
    </style:style>
    <style:style style:name="P6" style:family="paragraph" style:parent-style-name="Standard">
      <style:paragraph-properties fo:margin-left="0in" fo:margin-right="0in" fo:text-indent="0in" style:auto-text-indent="false"/>
      <style:text-properties fo:font-weight="bold" officeooo:rsid="0002a3f8" officeooo:paragraph-rsid="0002a3f8" style:font-weight-asian="bold" style:font-weight-complex="bold"/>
    </style:style>
    <style:style style:name="P7" style:family="paragraph" style:parent-style-name="Standard">
      <style:paragraph-properties fo:margin-left="0in" fo:margin-right="0in" fo:text-indent="0in" style:auto-text-indent="false"/>
      <style:text-properties officeooo:rsid="0002a3f8" officeooo:paragraph-rsid="0002a3f8"/>
    </style:style>
    <style:style style:name="P8" style:family="paragraph" style:parent-style-name="Standard">
      <style:paragraph-properties fo:margin-left="0in" fo:margin-right="0in" fo:text-indent="0in" style:auto-text-indent="false"/>
      <style:text-properties officeooo:rsid="0002a3f8" officeooo:paragraph-rsid="00066d8e"/>
    </style:style>
    <style:style style:name="P9" style:family="paragraph" style:parent-style-name="Standard">
      <style:paragraph-properties fo:margin-left="0in" fo:margin-right="0in" fo:text-indent="0in" style:auto-text-indent="false"/>
      <style:text-properties officeooo:rsid="0002a3f8" officeooo:paragraph-rsid="0006c417"/>
    </style:style>
    <style:style style:name="P10" style:family="paragraph" style:parent-style-name="Standard">
      <style:paragraph-properties fo:margin-left="0in" fo:margin-right="0in" fo:text-indent="0in" style:auto-text-indent="false"/>
      <style:text-properties officeooo:rsid="0002a3f8" officeooo:paragraph-rsid="000b5524"/>
    </style:style>
    <style:style style:name="P11" style:family="paragraph" style:parent-style-name="Standard">
      <style:paragraph-properties fo:margin-left="0in" fo:margin-right="0in" fo:text-indent="0in" style:auto-text-indent="false"/>
      <style:text-properties officeooo:rsid="0002a3f8" officeooo:paragraph-rsid="000c86c2"/>
    </style:style>
    <style:style style:name="P12" style:family="paragraph" style:parent-style-name="Standard">
      <style:paragraph-properties fo:margin-left="0in" fo:margin-right="0in" fo:text-indent="0in" style:auto-text-indent="false"/>
      <style:text-properties officeooo:rsid="0002a3f8" officeooo:paragraph-rsid="000df28c"/>
    </style:style>
    <style:style style:name="P13" style:family="paragraph" style:parent-style-name="Standard">
      <style:paragraph-properties fo:margin-left="0in" fo:margin-right="0in" fo:text-indent="0in" style:auto-text-indent="false"/>
      <style:text-properties officeooo:rsid="0002a3f8" officeooo:paragraph-rsid="000e4289"/>
    </style:style>
    <style:style style:name="P14" style:family="paragraph" style:parent-style-name="Standard">
      <style:paragraph-properties fo:margin-left="0in" fo:margin-right="0in" fo:text-indent="0in" style:auto-text-indent="false"/>
      <style:text-properties officeooo:rsid="0002a3f8" officeooo:paragraph-rsid="000f8cda"/>
    </style:style>
    <style:style style:name="P15" style:family="paragraph" style:parent-style-name="Standard">
      <style:paragraph-properties fo:margin-left="0in" fo:margin-right="0in" fo:text-indent="0in" style:auto-text-indent="false"/>
      <style:text-properties officeooo:rsid="0002a3f8" officeooo:paragraph-rsid="0011883c"/>
    </style:style>
    <style:style style:name="P16" style:family="paragraph" style:parent-style-name="Standard">
      <style:paragraph-properties fo:margin-left="0in" fo:margin-right="0in" fo:text-indent="0in" style:auto-text-indent="false"/>
      <style:text-properties officeooo:rsid="0002a3f8" officeooo:paragraph-rsid="00138f27"/>
    </style:style>
    <style:style style:name="P17" style:family="paragraph" style:parent-style-name="Standard">
      <style:paragraph-properties fo:margin-left="0in" fo:margin-right="0in" fo:text-indent="0in" style:auto-text-indent="false"/>
      <style:text-properties officeooo:rsid="0002a3f8" officeooo:paragraph-rsid="0013eec6"/>
    </style:style>
    <style:style style:name="P18" style:family="paragraph" style:parent-style-name="Standard">
      <style:paragraph-properties fo:margin-left="0in" fo:margin-right="0in" fo:text-indent="0in" style:auto-text-indent="false"/>
      <style:text-properties officeooo:rsid="0002a3f8" officeooo:paragraph-rsid="0016f2d0"/>
    </style:style>
    <style:style style:name="P19" style:family="paragraph" style:parent-style-name="Standard">
      <style:paragraph-properties fo:margin-left="0in" fo:margin-right="0in" fo:text-indent="0in" style:auto-text-indent="false"/>
      <style:text-properties officeooo:rsid="0002a3f8" officeooo:paragraph-rsid="0017f70a"/>
    </style:style>
    <style:style style:name="P20" style:family="paragraph" style:parent-style-name="Standard">
      <style:paragraph-properties fo:margin-left="0in" fo:margin-right="0in" fo:text-indent="0in" style:auto-text-indent="false"/>
      <style:text-properties officeooo:paragraph-rsid="0007f94d"/>
    </style:style>
    <style:style style:name="P21" style:family="paragraph" style:parent-style-name="Standard">
      <style:paragraph-properties fo:margin-left="0in" fo:margin-right="0in" fo:text-indent="0in" style:auto-text-indent="false"/>
      <style:text-properties officeooo:paragraph-rsid="000df28c"/>
    </style:style>
    <style:style style:name="P22" style:family="paragraph" style:parent-style-name="Standard">
      <style:paragraph-properties fo:margin-left="0in" fo:margin-right="0in" fo:text-indent="0in" style:auto-text-indent="false"/>
      <style:text-properties officeooo:paragraph-rsid="0011883c"/>
    </style:style>
    <style:style style:name="P23" style:family="paragraph" style:parent-style-name="Standard">
      <style:paragraph-properties fo:margin-left="0in" fo:margin-right="0in" fo:text-indent="0in" style:auto-text-indent="false"/>
      <style:text-properties officeooo:paragraph-rsid="00126f4e"/>
    </style:style>
    <style:style style:name="P24" style:family="paragraph" style:parent-style-name="Standard">
      <style:paragraph-properties fo:margin-left="0in" fo:margin-right="0in" fo:text-indent="0in" style:auto-text-indent="false"/>
      <style:text-properties officeooo:paragraph-rsid="0017f70a"/>
    </style:style>
    <style:style style:name="P25" style:family="paragraph" style:parent-style-name="Heading_20_2">
      <style:text-properties officeooo:rsid="0002a3f8"/>
    </style:style>
    <style:style style:name="P26" style:family="paragraph" style:parent-style-name="Heading_20_2">
      <style:text-properties fo:font-style="normal" style:font-style-asian="normal" style:font-style-complex="normal"/>
    </style:style>
    <style:style style:name="P27" style:family="paragraph" style:parent-style-name="Heading_20_3">
      <style:text-properties officeooo:rsid="0002a3f8"/>
    </style:style>
    <style:style style:name="P28" style:family="paragraph" style:parent-style-name="Heading_20_1">
      <style:text-properties officeooo:rsid="0002a3f8"/>
    </style:style>
    <style:style style:name="T1" style:family="text">
      <style:text-properties officeooo:rsid="0002a3f8"/>
    </style:style>
    <style:style style:name="T2" style:family="text">
      <style:text-properties fo:font-weight="bold" officeooo:rsid="0002a3f8" style:font-weight-asian="bold" style:font-weight-complex="bold"/>
    </style:style>
    <style:style style:name="T3" style:family="text">
      <style:text-properties officeooo:rsid="000329f7"/>
    </style:style>
    <style:style style:name="T4" style:family="text">
      <style:text-properties officeooo:rsid="0004e50d"/>
    </style:style>
    <style:style style:name="T5" style:family="text">
      <style:text-properties officeooo:rsid="00066d8e"/>
    </style:style>
    <style:style style:name="T6" style:family="text">
      <style:text-properties officeooo:rsid="0006c417"/>
    </style:style>
    <style:style style:name="T7" style:family="text">
      <style:text-properties officeooo:rsid="0007f94d"/>
    </style:style>
    <style:style style:name="T8" style:family="text">
      <style:text-properties officeooo:rsid="00091613"/>
    </style:style>
    <style:style style:name="T9" style:family="text">
      <style:text-properties fo:font-style="normal" officeooo:rsid="00091613" style:font-style-asian="normal" style:font-style-complex="normal"/>
    </style:style>
    <style:style style:name="T10" style:family="text">
      <style:text-properties fo:font-style="normal" officeooo:rsid="000a91c6" style:font-style-asian="normal" style:font-style-complex="normal"/>
    </style:style>
    <style:style style:name="T11" style:family="text">
      <style:text-properties officeooo:rsid="000b5524"/>
    </style:style>
    <style:style style:name="T12" style:family="text">
      <style:text-properties officeooo:rsid="000c86c2"/>
    </style:style>
    <style:style style:name="T13" style:family="text">
      <style:text-properties officeooo:rsid="000df28c"/>
    </style:style>
    <style:style style:name="T14" style:family="text">
      <style:text-properties officeooo:rsid="000e4289"/>
    </style:style>
    <style:style style:name="T15" style:family="text">
      <style:text-properties officeooo:rsid="000f8cda"/>
    </style:style>
    <style:style style:name="T16" style:family="text">
      <style:text-properties officeooo:rsid="0011883c"/>
    </style:style>
    <style:style style:name="T17" style:family="text">
      <style:text-properties officeooo:rsid="00138f27"/>
    </style:style>
    <style:style style:name="T18" style:family="text">
      <style:text-properties officeooo:rsid="0013eec6"/>
    </style:style>
    <style:style style:name="T19" style:family="text">
      <style:text-properties officeooo:rsid="0016f2d0"/>
    </style:style>
    <style:style style:name="T20" style:family="text">
      <style:text-properties officeooo:rsid="0017f7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Chapter 1</text:h>
      <text:h text:style-name="P25" text:outline-level="2">Collaborative Cheminformatics Applications</text:h>
      <text:h text:style-name="P27" text:outline-level="3">Rajarshi Guha, Ola Spjuth, Egon Willighagen</text:h>
      <text:p text:style-name="P2"/>
      <text:p text:style-name="P3"><text:span text:style-name="T3">Cheminformatics is the science of chemical data and computation. The origin of the data is generally from the wet lab, thereby making collaboration an intrinsic part of cheminformatics: data aggregation, preprocessing, and review involves many other scientists. Moreover, as most cheminformatics approaches ﬁnd patterns and relationships at various levels of detail, using methodologies are typically mathematical and are aimed at identifying correlations, not physical and chemical cause-effect relations, the domain ﬁnds itself once again collaborating with the experimental scientist to validate the derived models and predictions against new experimental data.</text:span></text:p>
      <text:p text:style-name="P3"><text:span text:style-name="T3"/></text:p>
      <text:p text:style-name="P3"><text:span text:style-name="T3">However, as the ﬁeld has matured it has become more specialized, and with more specialization, the nature of those collaborations have changed: a study could have started as a lab scientist doing cheminformatics as a side project, while the domain later evolved to people specializing in cheminformatics while collaborating with other scientists in the same group, and later collaborating with other research groups. Nowadays, it is even common to collaborate with scientists around the world as even the same university may no longer share the same specialty. Evolution of internet technologies resulted in an era of online science.</text:span></text:p>
      <text:p text:style-name="P3"><text:span text:style-name="T3"/></text:p>
      <text:p text:style-name="P3"><text:span text:style-name="T3">Fortunately, cheminformatics is at an advantage compared to other sciences. Data exchange, processing, and analysis is all done electronically, making it suitable to be scaled up to science online. This chapter will deﬁne and detail the various tools cheminformaticians have at hand to simplify this online collaboration.</text:span></text:p>
      <text:p text:style-name="P3"><text:span text:style-name="T3"/></text:p>
      <text:p text:style-name="P3"><text:span text:style-name="T3">Cheminformatics deals with the aggregation, handling, processing, and analysis of chemical data. The nature of the chemical data is in principle not important. However, the history of the ﬁeld and its separation from quantum chemistry ﬁelds, bias the domain towards small organic molecules. The patterns in collaborative applications are, however, independent of the exact nature of the data. Therefore, we will focus in this chapter on another dimension to discuss the aspects of collaborative cheminformatics applications: code development, knowledge handling and data exchange, and collaborative computation.</text:span></text:p>
      <text:p text:style-name="P3"><text:span text:style-name="T3"/></text:p>
      <text:p text:style-name="P3"><text:span text:style-name="T3">The ﬁrst section will focus on methods involved in the collaborative development of cheminformatics software, and will discuss the tools modern scientists have to perform this task. The next section will describe recent changes in which we handle chemical data and knowledge, and in particular how the internet is changing the way communities create new knowledge bases. The third section will focus on the aspects of collaborative computing in cheminformatics. Finally, the fourth section will describe social aspects of collaborative projects, and in particular how collaboration is managed in projects with only loosely deﬁned roles for the various partners.</text:span></text:p>
      <text:h text:style-name="P27" text:outline-level="3">1.1 Collaborative Code Development</text:h>
      <text:p text:style-name="P4"><text:span text:style-name="T4">Collaborative code development is a common approach for large software vendors. For scientiﬁc software, however, it is less common: new software is typically started as a PhD or M.Sc. project, with </text:span><text:soft-page-break/><text:span text:style-name="T4">a single developer. There are, however, two areas where collaborative code development in cheminformatics ﬂourishes: one situation is where a piece of software has become large and successful, and multiple people have interest in contributing to the project; the second situation is where the project is fairly small, and no single developer can or wants to lead the project, as the topic is not core to their research.</text:span></text:p>
      <text:p text:style-name="P4"><text:span text:style-name="T4"/></text:p>
      <text:p text:style-name="P4"><text:span text:style-name="T4">An example of the latter situation is the JChemPaint project [1]. There are existing similar projects, making continued development out of the scope of cheminformatics research. However, Steinbeck et al. showed in 1998 that a collaborative project can lead to an ecosystem where such software can still be developed.</text:span></text:p>
      <text:p text:style-name="P4"><text:span text:style-name="T4"/></text:p>
      <text:p text:style-name="P4"><text:span text:style-name="T4">Central to collaborative code development is the sharing of source code. Particularly, it is the pipelining of how patches are shared and applied. While some cheminformatics projects still share source code as source distributions, the adoption of source code repositories has emerged as the golden standard. There are various open source repository technologies available, including the Concurrent Versions System (CVS) [2], Subversion (SVN) [3], Mercurial [4], Bazaar [5], and Git [6]. CVS is the oldest and mostly replaced by the newer technologies. Subversion is still abundant, but increasingly replaced by the last three technologies. The reason for this is that the latter three system are distributed technologies, allowing for server redundancy.</text:span></text:p>
      <text:p text:style-name="P4"><text:span text:style-name="T4"/></text:p>
      <text:p text:style-name="P4"><text:span text:style-name="T4">Moreover, because of the distributed nature of Mercurial, Bazaar, and Git, branching and merges of branches is often easier. However, the increased functionality also introduces further complexity, which is particularly the case for Git, and leads to a steeper learning curve.</text:span></text:p>
      <text:p text:style-name="P4"><text:span text:style-name="T4"/></text:p>
      <text:p text:style-name="P4"><text:span text:style-name="T4">As these tools are Open Source, anyone is able to set up a local, possibly private server, but Open Source projects can take advantage of service providers that host free and public code repositories. Table 1.1 provides an overview of various larger service providers, but there are many alternatives.</text:span></text:p>
      <text:p text:style-name="P2"/>
      <text:p text:style-name="P1"><text:span text:style-name="T2">Table 1.1</text:span><text:span text:style-name="T1">: Overview of code sharing technologies and service providers that provide free online hosting.</text:span></text:p>
      <table:table table:name="Table1" table:style-name="Table1">
        <table:table-column table:style-name="Table1.A"/>
        <table:table-column table:style-name="Table1.B"/>
        <table:table-row>
          <table:table-cell table:style-name="Table1.A1" office:value-type="string">
            <text:p text:style-name="P6">Technology</text:p>
          </table:table-cell>
          <table:table-cell table:style-name="Table1.B1" office:value-type="string">
            <text:p text:style-name="P6">Provider(s)</text:p>
          </table:table-cell>
        </table:table-row>
        <table:table-row>
          <table:table-cell table:style-name="Table1.A2" office:value-type="string">
            <text:p text:style-name="P7">Subversion</text:p>
          </table:table-cell>
          <table:table-cell table:style-name="Table1.B2" office:value-type="string">
            <text:p text:style-name="P7">SourceForge [<text:span text:style-name="T4">7</text:span>], Google Code [<text:span text:style-name="T4">8</text:span>]</text:p>
          </table:table-cell>
        </table:table-row>
        <table:table-row>
          <table:table-cell table:style-name="Table1.A2" office:value-type="string">
            <text:p text:style-name="P7">Mercurial</text:p>
          </table:table-cell>
          <table:table-cell table:style-name="Table1.B2" office:value-type="string">
            <text:p text:style-name="P7">Google Code</text:p>
          </table:table-cell>
        </table:table-row>
        <table:table-row>
          <table:table-cell table:style-name="Table1.A2" office:value-type="string">
            <text:p text:style-name="P7">Bazaar</text:p>
          </table:table-cell>
          <table:table-cell table:style-name="Table1.B2" office:value-type="string">
            <text:p text:style-name="P7">LaunchPad [<text:span text:style-name="T4">9</text:span>]</text:p>
          </table:table-cell>
        </table:table-row>
        <table:table-row>
          <table:table-cell table:style-name="Table1.A2" office:value-type="string">
            <text:p text:style-name="P7">Git</text:p>
          </table:table-cell>
          <table:table-cell table:style-name="Table1.B2" office:value-type="string">
            <text:p text:style-name="P7">GitHub [<text:span text:style-name="T4">10</text:span>], Gitorious [<text:span text:style-name="T4">11</text:span>], SourceForge</text:p>
          </table:table-cell>
        </table:table-row>
      </table:table>
      <text:p text:style-name="P7"/>
      <text:h text:style-name="P27" text:outline-level="3">1.1.1 Licensing</text:h>
      <text:p text:style-name="P8"><text:span text:style-name="T5">A second aspect that simpliﬁes collaboration is to use an Open Source license. Such a license ensures that potential contributors know that whatever work they invest in the source code is not lost: it will always be available to that contributor under those license terms. There are various Open Source licenses available, with different characteristics. A discussion on differences and details is well beyond the scope of this chapter, however. The reader is encouraged to read the book Open Source Licensing by Lawrence Rosen [12] to gain additional information in this area. Popular Open Source licenses include the GPL licenses [13, 14], and the MIT [15] and BSD licenses [16]. A full overview of Open Source licenses is maintained by the Open Source Initiative [17].</text:span></text:p>
      <text:p text:style-name="P7"><text:soft-page-break/></text:p>
      <text:p text:style-name="P7"/>
      <text:h text:style-name="P27" text:outline-level="3">1.1.2 Peer review</text:h>
      <text:p text:style-name="P9"><text:span text:style-name="T6">While sharing the source code is the primary channel of collaborative code development, communication is a close second. Designs need to be discussed, and solutions proposed. Peer review is part of this, and plays an important part in collaborative code development. A full discussion of communication will be discussed later in this chapter as part of project management, while here we will focus on peer review only.</text:span></text:p>
      <text:p text:style-name="P9"><text:span text:style-name="T6"/></text:p>
      <text:p text:style-name="P9"><text:span text:style-name="T6">While the role of peer review in scientiﬁc publishing is well recognized as an important path for communication, it is rarely applied to scientiﬁc programming. Nevertheless, the advantages and disadvantages are clearly recognized for source code development as well, as detailed in in the famous article titled ”The Cathedral and the Bazaar” [18]:</text:span></text:p>
      <text:p text:style-name="P9"><text:span text:style-name="T6"/></text:p>
      <text:p text:style-name="P9"><text:span text:style-name="T6">”It’s one thing to observe in the large that the bazaar style greatly accelerates debugging and code evolution. It’s another to understand exactly how and why it does so at the micro-level of day-to-day developer and tester behavior.”</text:span></text:p>
      <text:p text:style-name="P9"><text:span text:style-name="T6"/></text:p>
      <text:p text:style-name="P9"><text:span text:style-name="T6">The article continues to detail why the Bazaar model, with many people looking at the code actually works. Interestingly, this is where it may not directly apply to cheminformatics as the number of potential people looking at the code is actually relatively low. Moreover, developers from competing projects may have additional reasons not to review the work from other projects, further reducing the number of reviewers. It should be noted that this problem is general to science, and that peer review of publications too typically requires a more formal approach. Peer reviewed code development has the advantage that static source code checkers are available that can detect common problems, such as PMD [19]. These tools check, for example, for unused variables, dead code, etc, often highlighting sources of problems.</text:span></text:p>
      <text:p text:style-name="P9"><text:span text:style-name="T6"/></text:p>
      <text:p text:style-name="P9"><text:span text:style-name="T6">Manual peer code review is increasingly simpliﬁed by new tools. For example, GitHub provides the functionality to comment on changes [20], increasing the communication between developers and the social pressure to write better source code. Figure 1.1 shows an example comment made via the GitHub website.</text:span></text:p>
      <text:p text:style-name="P7"/>
      <text:h text:style-name="P27" text:outline-level="3">1.2 Collaborative Knowledge Bases</text:h>
      <text:p text:style-name="P20"><text:span text:style-name="T7">Cheminformatics is, of course, very much about information. This information is </text:span><text:span text:style-name="T7">embedded in knowledge bases, such as relational databases. The knowledge in these information resources is derived from experimental data. For example, force ﬁelds, which are used to calculate energies for molecular conformations, are based on common patterns, such as average bond lengths, the angles between two bonds that have one atom in common, etc.</text:span></text:p>
      <text:p text:style-name="P20"><text:span text:style-name="T7"/></text:p>
      <text:p text:style-name="P20"><text:span text:style-name="T7">The collaborative building of knowledge bases is now well-established, with popular examples in chemistry including compound databases like PubChem [21] and ChemSpider [22] where people can deposit chemical structures. Social sites to share Open Data include the NMRShiftDB [23] (licensed under a GNU FDL license), ChemPedia [24] (available under a CC0 license), and the Blue Obelisk Data Repository which is a collaborative project initiated by a number of cheminformatics tools [25], including Kalzium [26] (see Figure 1.2), the Chemistry Development Kit, and others. However, it </text:span><text:soft-page-break/><text:span text:style-name="T7">should be noted that these collaborative, Open Data resources are small in size, and that the collaborating community is not, as yet, of critical mass.</text:span></text:p>
      <text:p text:style-name="P20"><text:span text:style-name="T7"/></text:p>
      <text:p text:style-name="P20"><text:span text:style-name="T7">In contrast, Wikipedia has an active development community and collaboration within the WikiProject Chemistry [27]. This project has many contributors and keeps track of the chemistry related pages in Wikipedia and has frequent discussions on how to improve the chemistry on these pages. Collaboration is organized via a project wiki page that can be edited by all contributors (see Figure 1.3).</text:span></text:p>
      <text:p text:style-name="P20"><text:span text:style-name="T7"/></text:p>
      <text:p text:style-name="P20"><text:span text:style-name="T7">The toxicology community has bootstrapped a community effort to share knowledge around the OpenTox Open Standard [28]. OpenTox provides an interoperable standard for the support of predictive toxicology, including data management, and the speciﬁcation of algorithms, modeling, validation and reporting. OpenTox takes advantage of other Open Standards for data representation, interfaces, vocabularies and ontologies: functionality is provided as RESTful services [29], and replies are provided in various formats, including the Resource Description Framework [30], the underlying technology of the Semantic Web [31].</text:span></text:p>
      <text:h text:style-name="P26" text:outline-level="2"><text:span text:style-name="T8">1.2.1 Data standardization and interoperability</text:span></text:h>
      <text:p text:style-name="Standard"><text:span text:style-name="T9">Sharing of information and data requires well developed standards and exchange formats as discussed in Chapter 14. An example in cheminformatics is the extensible Chemical Markup Language (CML) [32] which is an approach to manage primarily molecular data, which has been extended to also comprise other entities, including reactions and spectra. Another example is the HUPO-PSI Molecular Interaction format for the representation of molecular interaction data [33]. The advantage of standardized ﬁle formats is that applications can share information without loss of data, and it is becoming increasingly common that data must be deposited in public repositories in open exchange formats prior to publication in scientiﬁc journals.</text:span></text:p>
      <text:p text:style-name="Standard"><text:span text:style-name="T9"/></text:p>
      <text:p text:style-name="Standard"><text:span text:style-name="T9">The cheminformatics community is slowly moving towards a more classical standardization of knowledge: the use of ontologies. Ontologies are formal representations that are used to deﬁne concepts and their relationships in a speciﬁc domain. By explicitly deﬁning what a term means, it deﬁnes how it should be used. Likewise, knowledge expressed with terms deﬁned in ontologies is more precise as others can then look up what the exact meaning is.</text:span></text:p>
      <text:p text:style-name="P5"><text:span text:style-name="T9"/></text:p>
      <text:p text:style-name="P5"><text:span text:style-name="T9">There are various levels of detail in ontology and in its most simple form, the ontology is a controlled vocabulary. An example is the IUPAC Gold Book [34], which speciﬁes chemical terminology. More detailed ontologies, such as those used by the knowledge management community, deﬁne terms in much more detail, identifying classes, the hierarchy of classes (for example used by the Gene Ontology [35, 36]), and relationships between classes. For example, a chemical ontology can specify what a molecule is, and that it is a subclass of chemical entities, and that a molecule can have a boiling point, and that a boiling point is a physical property of a chemical entity. These are representative of the type of facts that are expressed in domain ontologies. Ontologies have been used in chemistry since at least the 1980s [37], but have received renewed interest lately [38</text:span><text:span text:style-name="T10">-</text:span><text:span text:style-name="T9">40], possibly triggered by the open eXtensible Markup Language (XML) [41] and the Web Ontology Language (OWL) standards [42].</text:span></text:p>
      <text:p text:style-name="P5"><text:span text:style-name="T9"/></text:p>
      <text:p text:style-name="P5"><text:span text:style-name="T9">Ongoing community efforts to deﬁne ontologies related to cheminformatics include the OpenTox API mentioned earlier, the Blue Obelisk Descriptor Ontology, and the Chemical Information Ontology, a cheminformatics-oriented ontol</text:span><text:span text:style-name="T10">ogy [43]. Another ontology recently introduced to simplify building knowledge bases, is the open exchange format QSAR-ML [44] which aims at representing data sets for Quantitative Structure-Activity Relationships (QSAR) in an open and completely reproducible way. In </text:span><text:soft-page-break/><text:span text:style-name="T10">QSAR, chemical structures are described by numerical vectors (known as descriptors), and QSAR-ML makes use of the Blue Obelisk Descriptor Ontology for uniquely deﬁning these descriptors. Also included is support for multiple, alternative implementations of these descriptors, which could be available on the local computer or via remote Web services. QSAR-ML also comes with a reference implementation for the Bioclipse workbench [45, 46], which provides a graphical interface for setting up QSAR data sets, as shown in Figure 1.4. Prominent features include adding and normalizing chemical structures in various formats, cherry-picking local and remote descriptor implementations, adding responses and metadata, and ﬁnally performing all calculations and exporting the complete data set in QSAR-ML. Standardized QSAR opens up new ways to store, query, and exchange analysis, and makes it easy to join, extend, combine and to work collectively with data.</text:span></text:p>
      <text:h text:style-name="P27" text:outline-level="3">1.2.2 Linking Knowledge Bases</text:h>
      <text:p text:style-name="P10"><text:span text:style-name="T11">One of the keys to collaboration is also the sharing of knowledge. A prominent role here is in the linking of various databases, thereby allowing their integration and, where appropriate, their federation. Traditionally, linking databases is done by using shared identiﬁers. Well-known identiﬁers for chemical structures include database-speciﬁc identiﬁers, such as the CAS registry number [47], the PubChem Compound Identiﬁer [48], and the ChemSpider Identiﬁer [22]. When these are shared, they can be used to connect databases. Alternatively, one could use an identiﬁer which can be calculated from the object itself. For a wide set of small, organic molecules the InChI [49] fulﬁlls this role [50].</text:span></text:p>
      <text:p text:style-name="P10"><text:span text:style-name="T11"/></text:p>
      <text:p text:style-name="P10"><text:span text:style-name="T11">An interesting proposal was made with the Resource Description Framework [30] which suggests that a Universal Resource Identiﬁer (URI) [51] is used to identify information in a database. Common URIs include web addresses, such as http://www.chemspider.com/. The URI speciﬁcation is an open standard that formalizes the structure of identiﬁers: an identiﬁer consists of a scheme (http), followed by a ’:’, and then an authority preﬁxed with ”//” (//www.pharmbio.org) and ﬁnally a path (’/’). An example of a URI that does not contain an authority, is the URI used in web pages to link to an email address, such as , where the scheme is mailto, and the path is the email address. Other URIs include the Life Science Identiﬁer (LSID) [52]. For example, The LSID for the 1AFT protein in the PDB database is urn:lsid:pdb.org:pdb:1aft. The urn scheme in the LSID refers to the Uniform Resource Names (URNs) speciﬁcation which is based on the URI, but aimed at being location independent [53].</text:span></text:p>
      <text:p text:style-name="P10"><text:span text:style-name="T11"/></text:p>
      <text:p text:style-name="P10"><text:span text:style-name="T11">Using these URIs it is possible to create a Linked Open Data network, linking together different databases on the Semantic Web. A subsection of this linked data network is created by the website </text:span><text:a xlink:type="simple" xlink:href="http://rdf.openmolecules.net/"><text:span text:style-name="T11">http://rdf.openmolecules.net/</text:span></text:a><text:span text:style-name="T11"> which takes advantage of the InChI to create a network for small molecules. Figure 1.5 shows how this is used to create links to ChEBI [54], ChemSpider, NMRShiftDB [55] and other resources [56]. By taking advantage of such identiﬁers, the various participants can easily collaborate but work quite independently at the same time. Other large initiatives in this area include the Semantic Web for Health Care and Life Sciences Interest Group of the World Wide Web consortium [57], Bio2RDF [58] and Chem2Bio2RDF [59].</text:span></text:p>
      <text:p text:style-name="P10"><text:span text:style-name="T11"/></text:p>
      <text:p text:style-name="P10"><text:span text:style-name="T11">Userscripts also present an approach to linking resources with a very low barrier to entry. The idea of a userscript was ﬁrst made available by the Greasemonkey Mozilla extension [60] and later by the Ubiquity Mozilla extension [61]. A userscript is simply small JavaScript program that runs on the client browser and can modify a given web page before it is displayed to the viewer. In other words, given permission to do so, a userscript can completely rewrite a web page in any way deemed appropriate and necessary to the task at hand. This opens up exciting possibilities in annotating web content and linking web content to arbitrary data sources. A variety of userscripts for cheminformatics have been described by Willighagen et al [62]. For example, when viewing a web page describing chemistry, a userscript </text:span><text:soft-page-break/><text:span text:style-name="T11">can be written to take the text and run it through a chemical entity recognition tool (such as OSCAR3 [63]) and then highlight terms that were recognized. Such a script can be further enhanced by not only highlighting recognized terms, but inserting hyperlinks to chemical databases such as PubChem or ChemSpider. Another userscript application described, is to display the 3D structures of molecules when browsing PubChem web pages. Previously, PubChem had not provided 3D structure information, while Indiana University had separately generated a single low energy conformer for 99% of PubChem and stored them in an independent database. A userscript was implemented that when run on a PubChem compound page, would identify the compound ID and retrieve the corresponding 3D structure (if available) from the Indiana University database and then display it in a Jmol window. Key to the functionality of many cheminformatics userscripts is the use of freely accessible cheminformatics web services (Section 1.3.1) and databases.</text:span></text:p>
      <text:h text:style-name="P27" text:outline-level="3">1.3 Collaborative Computing</text:h>
      <text:p text:style-name="P11"><text:span text:style-name="T12">The development of the necessary infrastructure and tools to link knowledge bases is a fundamental requirement for efﬁcient collaborations. The previous sections have highlighted a variety of efforts in these areas. While it is true that collaborative efforts (in any ﬁeld) are primarily a function of social interactions, it is important to remember that collaborations need not be directly between individuals. Rather, they can also be mediated by software. From this point of view, there have been a number of developments in the last few years that allow individuals, unrelated to each other in terms of formal collaborative agreements, to interact with each others’ resources. But such interactions do not necessarily have to involve remote resources. Instead, a collaboration could also be in the form of shared speciﬁcations.That is, individuals could collaborate on the speciﬁcation of a process or program, which would then be run locally using each collaborators own resources. Finally, to achieve these types of collaborative efforts, technologies to support these are necessary. Many of these are well established including mailing lists and chat systems, whereas a number are more recent and include service registries. The following subsections discuss these facets of collaborative computing in more detail.</text:span></text:p>
      <text:h text:style-name="P27" text:outline-level="3">1.3.1 Shared Computing Services</text:h>
      <text:p text:style-name="P21"><text:span text:style-name="T13">Distributed computing has gone through many phases starting with Remote Procedure Calls (RPC) [64] in the 1970s-80s to CORBA [65] in the 1990s. More recently, distributed computing in the form of so-called web services have emerged. Because these services expose methods, like RPC and CORBA, but also data, we consider web services to be a generalization, allowing one to provide access to both data (contained in databases) as well as algorithms.</text:span></text:p>
      <text:p text:style-name="P21"><text:span text:style-name="T13"/></text:p>
      <text:p text:style-name="P21"><text:span text:style-name="T13">There are many protocols on which web services can be based. These include SOAP [66], REST [29] and XMPP [67]. Most web service protocols are designed to work with multiple types of transport layers (HTTP, UDP, etc) but the majority of web service protocols currently in use work over HTTP. This approach results in signiﬁcantly easier deployment and access of services since HTTP is ubiquitous across the Internet. For a more detailed review of web service technologies the reader is referred to Curcin et al. [68] and Fielding et al. [69].</text:span></text:p>
      <text:p text:style-name="P21"><text:span text:style-name="T13"/></text:p>
      <text:p text:style-name="P21"><text:span text:style-name="T13">In this section we provide a brief overview of cheminformatics web services and some use cases highlighting the collaborative potential of such web services. Indiana University has developed a number of cheminformatics web services [70] that provide access to core cheminformatics methods (ﬁngerprints, 2D depiction and various molecular descriptors), statistical techniques (using R[71] as the backend) and chemical database access methods. Most of these services are implemented in Java using the Chemistry Development Kit [72] and SOAP as the underlying protocol. The services have been used in a variety of scenarios. For example, the ﬁngerprint and statistical model services were </text:span><text:soft-page-break/><text:span text:style-name="T13">employed by Indiana University to develop models to predict the activity of user supplied compounds against the NCI60 cancer cell lines [70]. Interestingly, the ﬁnal predictive model was itself, converted to a web service and thus accessible by any SOAP client, remote or local. Note that while the model service was also located at Indiana University, it could easily make use of ﬁngerprint services located at other sites, anywhere across the world.</text:span></text:p>
      <text:p text:style-name="P21"><text:span text:style-name="T13"/></text:p>
      <text:p text:style-name="P21"><text:span text:style-name="T13">Recently, these web services have been forked and reimplemented as REST based services. While SOAP services can be “hidden” behind a REST interface, the reimplementation avoids the extra complexity imposed by SOAP, by directly exposing the functionality via the REST interface. These services can be found at http://rguha.net/rest. Currently, the services are hosted at multiple locations and include Drexel University, USA and Uppsala University, Sweden, and are utilized by a number of independent applications. An example is the use of these services to enhance an Open Notebook Science (ONS) project [73], as reviewed elsewhere in this book. The ONS Solubility Challenge is an ongoing project in which a number of research groups have experimentally determined the solubility of a variety of solutes in a variety of solvents. All the data generated as part of this project is publicly hosted on a GoogleDocs spreadsheet and outsiders are encouraged to explore and mine the data, with the hope that their results also will be Open. At the time of writing the project has seen contributions from a number of people, including chemists, mathematicians and programmers. As the project has grown, the number of measurements now numbers in the hundreds. The spreadsheet contains alphanumeric identiﬁers for solutes and solvents along with SMILES representations and solubility data. In a number of cases, external references are also included. While the use of Google Spreadsheets is a very simple way to share data, the nature of the data makes it unwieldy to explore. In general, while numeric solubility data is useful it is more appropriate to explore it from a chemical point of view - that is, in terms of structures and substructures.</text:span></text:p>
      <text:p text:style-name="P21"><text:span text:style-name="T13"/></text:p>
      <text:p text:style-name="P21"><text:span text:style-name="T13">As a result, a simple web page interface was developed [74] that extract data from the Google spreadsheet via the Google-provided Data API and presents views of the data or ﬁltered subsets of the data (based on solute or solvent identiﬁers, substructures or solubility ranges). The key feature of this application is the incorporation of chemical intelligence, by making use of cheminformatics web services hosted at Uppsala University. By making use of these services, the SMILES strings [75] stored in the spreadsheet could be ﬁltered by the presence or absence of substructures (speciﬁed via SMARTS [76]). In addition, the services were also </text:span><text:span text:style-name="T1">employed to provide 2D structure depictions of the results matching satisfying the </text:span><text:span text:style-name="T13">query. From a collaborative point of view, this application is interesting as the developer had no role in the gathering of the solubility data and did not create the online spreadsheet. Instead, the application made use of public data APIs provided by Google and public web services hosted at another, remote location to extract and present data that satisﬁed the requirements of another, external group (i.e., the experimentalists making the measurements).</text:span></text:p>
      <text:p text:style-name="P12"><text:span text:style-name="T13"/></text:p>
      <text:p text:style-name="P12"><text:span text:style-name="T13">A related application was developed by another researcher to explore the chemical space via descriptor calculations followed by principal components analysis [77]. This application also made use of the cheminformatics services hosted at Drexel University as well as visualization services provided by Google, allowing users to generate principal component plots of the solubility data and thereby understanding the extent of the chemical space occupied by the current set of chemicals.</text:span></text:p>
      <text:p text:style-name="P12"><text:span text:style-name="T13"/></text:p>
      <text:p text:style-name="P12"><text:span text:style-name="T13">These applications highlight the fact that distributed software resources were key in allowing multiple, unrelated parties to collaborate on a publicly available data set. While this type of collaboration could certainly be achieved using traditional software resources (i.e., locally installed libraries and programs), the presence of freely accessible web services (for both cheminformatics as well as data and visualization) allows arbitrary individuals or groups to develop novel applications that were not </text:span><text:soft-page-break/><text:span text:style-name="T13">considered by the original researchers. Furthermore, the free and distributed nature of the resources allows such developers free themselves of software installation and management and onerous licensing conditions.</text:span></text:p>
      <text:h text:style-name="P27" text:outline-level="3">1.3.2 Sharing Computation Speciﬁcations</text:h>
      <text:p text:style-name="P13"><text:span text:style-name="T14">A simple example of a “computation speciﬁcation” is the source code of a program or even an input ﬁle for a program. In both cases, the document fully speciﬁes what is required to run a program to achieve a desired result. Clearly there have been many mechanisms to share such speciﬁcations. However, with a few exceptions these sharing mechanisms tend to simply collect source code, for example, in a central repository and let users access it from there. Usually, there is no meta data attached or associated with the source code and thus exploring related cases is difﬁcult.</text:span></text:p>
      <text:p text:style-name="P13"><text:span text:style-name="T14"/></text:p>
      <text:p text:style-name="P13"><text:span text:style-name="T14">Recently, there has been a signiﬁcant amounts of effort devoted to the development of “workﬂow” or “pipelining” tools for chem- and bioinformatics. These tools encapsulate core cheminformatics tasks such as reading in SMILES, evaluating descriptors and so on in simple graphical elements (usually boxes and connectors). A user can then arrange sequences of such elements to perform a task. The GUI approach coupled with the fact that in most cases, such workﬂow tools require no programming knowledge make such tools very attractive to experimentalists and other users with limited programming experience. A number of such tools are available including Pipeline Pilot [78], KNIME [79] and Taverna [80].</text:span></text:p>
      <text:p text:style-name="P13"><text:span text:style-name="T14"/></text:p>
      <text:p text:style-name="P13"><text:span text:style-name="T14">Another development around workﬂow tools is the sharing of workﬂow speciﬁcations (or “programs”), exempliﬁed by the MyExperiment website [81] which allows sharing of scientiﬁc workﬂow of various formats, including Taverna [80, 82] (see Figure 1.6) and Bioclipse [45, 46]. MyExperiment is a social website where scientists can share workﬂow speciﬁcations, tag them, categorize them, or modify and upload new, improved versions. This makes it easy to reproduce analyses and potentially improve scientiﬁc progress.</text:span></text:p>
      <text:h text:style-name="P27" text:outline-level="3">1.3.3 Online Cheminformatics Computation</text:h>
      <text:p text:style-name="P14"><text:span text:style-name="T15">It should be noted that these online workﬂow sharing services do require download of the workﬂows to a local desktop, where they can then be run. Both Taverna and Bioclipse provide the means to download a workﬂow shared on MyExperiment.org from within the desktop software, but it is not possible to run the computation at a remote server unless the workﬂow speciﬁes that. However, the ongoing evolution of collaborative cheminformatics is making this possible and various companies are appearing that develop software that make it possible to design and run workﬂows via websites.</text:span></text:p>
      <text:p text:style-name="P14"><text:span text:style-name="T15"/></text:p>
      <text:p text:style-name="P14"><text:span text:style-name="T15">One example of this approach is Wingu Elements [83], by the Boston start up Wingu Inc. This product provides a cloud-based platform for research teams to deﬁne workﬂows, make them available within the collaboration, and then share the results as shown in Figure 1.7.</text:span></text:p>
      <text:p text:style-name="P14"><text:span text:style-name="T15"/></text:p>
      <text:p text:style-name="P14"><text:span text:style-name="T15">A second online collaborative cheminformatics platform is the Inkspot Platform by Inkspot Science [84]. On this platform workﬂows can be designed, run, and shared (see Figure 1.8). An extra dimension is given here by the company to provide hosting thereby allowing the creation of small communities or research projects, much like open source projects take advantage of hosting services like the aforementioned SourceForge and GitHub.</text:span></text:p>
      <text:h text:style-name="P27" text:outline-level="3"><text:soft-page-break/>1.4 Managing Collaborative Projects</text:h>
      <text:p text:style-name="P15"><text:span text:style-name="T16">We have provided a brief overview of various technologies that enable and enhance collaborative projects in the ﬁeld of cheminformatics. Yet, one aspect still remains open to discussion. While tools are available to share source code and experimental data, how should such collaborative projects be managed? When the collaboration is between two individuals, project management is not a signiﬁcant problem, but it becomes much more problematic when the number of collaborators grows larger.</text:span></text:p>
      <text:p text:style-name="P15"><text:span text:style-name="T16"/></text:p>
      <text:p text:style-name="P15"><text:span text:style-name="T16">The ﬁrst aspect is communication between members within the collaboration. A number of mechanisms are available including mailing lists and online messaging systems. Both these methods have a long history and mailing lists are a useful way to broadcast messages to all members of a group [85]: by sending an email to the mailing list address it is automatically distributed across all of the participants. This has an associated downside as members may not desire such broadcasted messages which may not be relevant to them. Furthermore, email is relatively inefﬁcient at handling multiple conversations, though threading does alleviate this. Modern email systems such as Google Mail have provided a number of enhancements to improve the handling of multiple conversations in a mailing list, such as automatic ﬁltering of messages to mailing lists directly into a folder, instead of the main inbox.</text:span></text:p>
      <text:p text:style-name="P15"><text:span text:style-name="T16"/></text:p>
      <text:p text:style-name="P15"><text:span text:style-name="T16">One important aspect of mailing lists is that they are not real time or interactive. On the other hand, messaging systems such as Internet Relay Chat (IRC) [86] or instant messengers (Yahoo Chat, AOL, etc.) offer real time interactivity between participants. These systems allow for direct interactions between multiple members and are extremely useful for immediate problem solving and discussions. Of course, since these technologies are text based, it can be slower to communicate problems than it would be using phone or video conferencing. On the other hand, these systems are very light on resources and quiet efﬁcient</text:span></text:p>
      <text:p text:style-name="P7"/>
      <text:p text:style-name="P22"><text:span text:style-name="T16">on slow Internet connections. The use of IRC is particularly prominent amongst Open Source projects. For example, Bioclipse, OpenBabel [87], and CDK developers use, respectively, the #bioclipse, #openbabel, and #cdk channels on the FreeNode.net network [88]. While it is common to use dedicated IRC clients (see Wikipedia [89]), these channels can also be accessed via a web interface at </text:span><text:a xlink:type="simple" xlink:href="http://webchat.freenode.net/"><text:span text:style-name="T16">http://webchat.freenode.net/</text:span></text:a><text:span text:style-name="T16">.</text:span></text:p>
      <text:p text:style-name="P22"><text:span text:style-name="T16"/></text:p>
      <text:p text:style-name="P22"><text:span text:style-name="T16">More recently, weblogs or blogs, have become a useful mode of communication. This approach allows a degree of interactivity between the producer of the blog and readers, but is primarily a vehicle for an individual or group to provide updates. Of course, by allowing multiple people to post on the blog, it can be a useful way for a collaborative group to provide updates and information on the project. Blogs are also useful from the consumers point of view since they are a pull technology. That is, the consumer (i.e., reader) will usually read the blog via an RSS reader and thus rather than receive updates from the blog, will read new posts when desired.</text:span></text:p>
      <text:p text:style-name="P22"><text:span text:style-name="T16"/></text:p>
      <text:p text:style-name="P22"><text:span text:style-name="T16">One interesting aspect is that increasingly this communication is becoming more open and no longer limited to one project as it often the case for mailing lists. Many Open Source developers have started using blogs, where they discuss algorithms, theories, etc. Among those blogs are those of two of the authors of this chapter [90, 91], but other blogs include the excellent one of Gilleain Torrance [92], Noel O’Boyle [93], and Tim VanderMeersch [94].</text:span></text:p>
      <text:p text:style-name="P22"><text:span text:style-name="T16"/></text:p>
      <text:p text:style-name="P22"><text:span text:style-name="T16">Blog planets and aggregators play an important role here. Various cheminformatics projects have blog planets, where the blogs from developers and users from the community around that project are aggregated. For example, the Chemistry Development Kit and Bioclipse have planets at respectively </text:span><text:soft-page-break/><text:span text:style-name="T16">http://pele.farmbio.uu.se/planetcdk/ and planet.bioclipse.net. Aggregators also aggregate blogs, but not necessarily around a speciﬁc developer or user community. One such website that aggregates cheminformatics blogs is Chemical blogspace (see Figure 1.9).</text:span></text:p>
      <text:p text:style-name="P22"><text:span text:style-name="T16"/></text:p>
      <text:p text:style-name="P22"><text:span text:style-name="T16">A similar role is played by Question &amp; Answer websites, a new type of communication channel popularized by StackOverﬂow [95]. This communication concept is used, for example, by a the Blue Obelisk eXchange at </text:span><text:a xlink:type="simple" xlink:href="http://blueobelisk/"><text:span text:style-name="T16">http://blueobelisk</text:span></text:a><text:span text:style-name="T16">.shapado.com/ (see Figure 1.10) where people can ask question on how to use a particular cheminformatics library, or how to solve a particular problem. These sites essentially extend the concept of Frequently Asked Question (FAQ) documents, except that they are grown and maintained by a community rather than a single person. In addition, novel mechanisms such as merit points and badges and the ability to up vote (or down vote) for answers provide a “social incentive” to the users of such sites to engage in the community (as opposed to simply taking information, a.k.a., leeching).</text:span></text:p>
      <text:p text:style-name="P22"><text:span text:style-name="T16"/></text:p>
      <text:p text:style-name="P22"><text:span text:style-name="T16">The technologies discussed so far have focused on communication between members of a collaboration and other interested parties. But another vital aspect of collaborative projects is the development of documentation - ranging from API documentation to tutorials and policy documents. While one could exchange documents via email, one very quickly runs into the problem of keeping everybody’s editions synchronized. Collaborative document editing systems have recently been developed that directly address this problem. One example is Google Docs, which is an online resource that allows one to create documents, spreadsheets and presentations and then share them between other users. Each authorized user can edit the document and more importantly, multiple users can simultaneously work on these documents. The service automatically tracks the edits by each users and provides an intuitive view of the document history, allowing one to view the edits made by each user. The documents can be exported to a variety of common formats, allowing one to introduce such documents into the traditional workﬂow.</text:span></text:p>
      <text:p text:style-name="P22"><text:span text:style-name="T16"/></text:p>
      <text:p text:style-name="P22"><text:span text:style-name="T16">Google Docs is a useful solution to the problem of collaborative editing of traditional documents. Wikis provide another approach, that is more free-form. The fundamental idea of a wiki is that it is a collection of pages, linked via hyperlinks and that authorized users can edit, add to or delete these pages arbitrarily. Most wikis will also keep a history of the edits made to each page, allowing one to track who did what and when. </text:span></text:p>
      <text:p text:style-name="P23"><text:span text:style-name="T16"/></text:p>
      <text:p text:style-name="P23"><text:span text:style-name="T16">Additionally, it is possible to add supplementary ﬁles to a wiki, which allows one to record and track the entire state of a project over time (cf. the Open Notebook Science Solubility Challenge on Wikispaces [96]). While wikis are useful they are not necessarily the best solution for all cases. For example, in software development projects, keeping an associated wiki up to date with the state of the project can be tedious, especially if the development is very rapid. While the wiki might be useful for material such as tutorials and so on, it is rarely a good solution for API documentation. Many would argue that even usage information should be a part of the API documentation and should be written inline with the code. Such inline documentation can easily be extracted and formatted using tools such as Doxygen [97] or Sphinx [98] and linked to from the wiki. This last point highlights one advantage of a wiki type of system - it is a very easy way to aggregate resources via linking rather than include them directly in the wiki itself. This leads to signiﬁcantly lower efforts in maintaining the wiki.</text:span></text:p>
      <text:p text:style-name="P22"><text:span text:style-name="T16"/></text:p>
      <text:p text:style-name="P22"><text:span text:style-name="T16">In addition to these systems, tools that have traditionally been focused on software development can be usefully applied to other scenarios. A good example is the use of a bug tracking systems to keep track of feature requests or new ideas. These systems allow one to keep a list of these issues and possibly assign them to one or more people for followup.</text:span></text:p>
      <text:p text:style-name="P22"><text:soft-page-break/><text:span text:style-name="T16"/></text:p>
      <text:p text:style-name="P22"><text:span text:style-name="T16">It should be noted that the software systems to support the ideas described here can be obtained in a variety of forms. Each component described here can be obtained individually, require the collaboration to set them up whereas more comprehensive solutions also exist that couple wikis, feature tracking systems and collaborative editing systems in a single package. In addition, one has a choice of Open Source or commercial solutions to choose from.</text:span></text:p>
      <text:p text:style-name="P22"><text:span text:style-name="T16"/></text:p>
      <text:p text:style-name="P22"><text:span text:style-name="T16">We have discussed a variety of technologies that facilitate collaborative project management. But a vital component of this is the management of people within such projects. There are many approaches to this ranging from committees to dictatorships (benevolent or otherwise). In this chapter we do not discuss the merits or demerits of any given approach, save to say that efﬁcient personnel management is vital to the successful completion of a collaborative project.</text:span></text:p>
      <text:h text:style-name="P27" text:outline-level="3">1.5 Conclusion</text:h>
      <text:p text:style-name="P16"><text:span text:style-name="T17">In this chapter we have discussed the various aspects of collaborative cheminformatics. We have outlined tools available for software development, building knowledge bases, and tools for collaborative computing. We have also outlined the roles that Open Source, Open Data, and Open Standards have in building successful collaborations, including the roles of licensing as a social contract between collaborators, and communication channels to discuss ideas. Similarly, we have shown how Open Standards make it easier to build collaborative knowledge bases as they provide a uniﬁed and clear-to-all interface to the data. We have further described how collaborative computing, both locally and remotely, can be established and how scientists can share high-level workﬂow speciﬁcations.</text:span></text:p>
      <text:p text:style-name="P16"><text:span text:style-name="T17"/></text:p>
      <text:p text:style-name="P16"><text:span text:style-name="T17">As technologies continue to improve over the next few years, these kind of collaborative cheminformatics uses will become easier and easier. The cheminformatics applications outlined here merely present a view on what will be possible</text:span></text:p>
      <text:p text:style-name="P7"/>
      <text:p text:style-name="P7"/>
      <text:p text:style-name="P17"><text:span text:style-name="T19">1.</text:span><text:span text:style-name="T18"> S. Krause, E. Willighagen, and C. Steinbeck. JChemPaint - Using the Collaborative Forces of the Internet to Develop a Free Editor for 2D Chemical </text:span><text:span text:style-name="T19">S</text:span><text:span text:style-name="T18">tructures. Molecules, 5(1):93–98, 2000.</text:span></text:p>
      <text:p text:style-name="P17"><text:span text:style-name="T18">2. CVS - Concurrent Versions System. http://www.nongnu.org/cvs/.</text:span></text:p>
      <text:p text:style-name="P17"><text:span text:style-name="T18">3. Apache Subversion. http://subversion.apache.org/.</text:span></text:p>
      <text:p text:style-name="P17"><text:span text:style-name="T18">4. Mercurial SCM. </text:span><text:a xlink:type="simple" xlink:href="http://mercurial.selenic.com/"><text:span text:style-name="T18">http://mercurial.selenic.com/</text:span></text:a><text:span text:style-name="T18">.</text:span></text:p>
      <text:p text:style-name="P18"><text:span text:style-name="T19">5. Bazaar. http://bazaar.canonical.com/en/.</text:span></text:p>
      <text:p text:style-name="P18"><text:span text:style-name="T19">6. Git - Fast Version Control System. http://git-scm.com/.</text:span></text:p>
      <text:p text:style-name="P18"><text:span text:style-name="T19">7. Sourceforge. http://www.sourceforge.net/.</text:span></text:p>
      <text:p text:style-name="P18"><text:span text:style-name="T19">8. Google code. http://code.google.com/.</text:span></text:p>
      <text:p text:style-name="P18"><text:span text:style-name="T19">9. Launchpad. http://www.launchpad.net/.</text:span></text:p>
      <text:p text:style-name="P18"><text:span text:style-name="T19">10. Github. http://www.github.com/.</text:span></text:p>
      <text:p text:style-name="P18"><text:span text:style-name="T19">11. Gitorious. http://www.gitorious.org/.</text:span></text:p>
      <text:p text:style-name="P18"><text:span text:style-name="T19">12. L. Rosen. Open Source Licensing. 2004.</text:span></text:p>
      <text:p text:style-name="P18"><text:span text:style-name="T19">13. GNU Lesser General Public License, Version 3. http://www.gnu.org/licenses/lgpl-3.0-standalone.html, 2007.</text:span></text:p>
      <text:p text:style-name="P18"><text:span text:style-name="T19">14. GNU General Public License, Version 3. http://www.gnu.org/licenses/gpl-3.0-standalone.html, 2007.</text:span></text:p>
      <text:p text:style-name="P18"><text:span text:style-name="T19">15. The MIT License. http://www.opensource.org/licenses/mit-license.html.</text:span></text:p>
      <text:p text:style-name="P18"><text:span text:style-name="T19">16. The BSD License. http://www.opensource.org/licenses/bsd-license.php.</text:span></text:p>
      <text:p text:style-name="P18"><text:soft-page-break/><text:span text:style-name="T19">17. Open Source Licenses — Open Source Initiative. http://www.opensource.org/licenses/.</text:span></text:p>
      <text:p text:style-name="P18"><text:span text:style-name="T19">18. E. S. Raymond. The Cathedral &amp; the Bazaar. O’Reilly, 2001.</text:span></text:p>
      <text:p text:style-name="P18"><text:span text:style-name="T19">19. PMD. http://pmd.sourceforge.net/.</text:span></text:p>
      <text:p text:style-name="P18"><text:span text:style-name="T19">20. E. L. Willighagen. How to use GitHub for [CDK—Bioclipse] code review. Technical report, 2010.</text:span></text:p>
      <text:p text:style-name="P18"><text:span text:style-name="T19">21. The PubChem Project. http://pubchem.ncbi.nlm.nih.gov/.</text:span></text:p>
      <text:p text:style-name="P18"><text:span text:style-name="T19">22. ChemSpider - Database of Chemical Structures and Property Predictions. http://www.chemspider.com/.</text:span></text:p>
      <text:p text:style-name="P18"><text:span text:style-name="T19">23. C. Steinbeck and S. Kuhn. NMRShiftDB – compound identiﬁcation and structure elucidation support through a free community-built web database. Phytochemistry, 65(19):2711–2717, 2004.</text:span></text:p>
      <text:p text:style-name="P18"><text:span text:style-name="T19">24. R. Apodaca. ChemPedia Substances. http://chempedia.org/substances.</text:span></text:p>
      <text:p text:style-name="P18"><text:span text:style-name="T19">25. R. Guha, M.T. Howard, G.R. Hutchison, P. Murray-Rust, H. Rzepa, C. Steinbeck, J. Wegner, and E.L. Willighagen. The Blue Obelisk-interoperability in chemical informatics. Journal of Chemical Information and Modeling, 46(3):991–998, 2006.</text:span></text:p>
      <text:p text:style-name="P18"><text:span text:style-name="T19">26. The KDE Education Project – Kalzium. http://edu.kde.org/kalzium/.</text:span></text:p>
      <text:p text:style-name="P18"><text:span text:style-name="T19">27. WikiProject Chemistry. http://en.wikipedia.org/wiki/Wikipedia:WikiProject_Chemistry.</text:span></text:p>
      <text:p text:style-name="P18"><text:span text:style-name="T19">28. B. Hardy, N. Douglas, C. Helma, M. Rautenberg, N. Jeliazkova, V. Jeliazkov, I. Nikolova, R. Benigni, O. Tcheremenskaia, S. Kramer, T. Girschick, F. Buchwald, J. Wicker, A. Karwath, M. Gutlein, A. Maunz, H. Sarimveis, G. Melagraki, A. Afantitis, P. Sopasakis, D. Gallagher, V. Poroikov, D. Filimonov, A. Zakharov, A. Lagunin, T. Gloriozova, S. Novikov, N. Skvortsova, D. Druzhilovsky, S. Chawla, I. Ghosh, S. Ray, H. Patel, and S. Escher. Collaborative development of predictive toxicology applications. Journal of cheminformatics, 2(1):7+, 2010.</text:span></text:p>
      <text:p text:style-name="P18"><text:span text:style-name="T19">29. R. Fielding. Architectural Styles and the Design of Network-based Software Architectures. PhD thesis, University of California, Irvine, 2000.</text:span></text:p>
      <text:p text:style-name="P18"><text:span text:style-name="T19">30. J.J. Carroll and G. Klyne. Resource Description Framework (RDF):</text:span></text:p>
      <text:p text:style-name="P18"><text:span text:style-name="T19">Concepts and abstract syntax. W3C recommendation, W3C, 2004. http://www.w3.org/TR/2004/REC-rdf-concepts-20040210/.</text:span></text:p>
      <text:p text:style-name="P18"><text:span text:style-name="T19">31. T. Berners-Lee, J. Hendler, and O. Lassila. The semantic web. Scientiﬁc American, 284(5):34–43, 2001.</text:span></text:p>
      <text:p text:style-name="P18"><text:span text:style-name="T19">32. P. Murray-Rust and H. S. Rzepa. Chemical Markup, XML, and the Worldwide Web. 1. Basic Principles. J. Chem. Inf. Model., 39(6):928–942, 1999.</text:span></text:p>
      <text:p text:style-name="P18"><text:span text:style-name="T19">33. S. Orchard and S. Kerrien. Molecular interactions and data standardisation. Methods Mol Biol, 604:309–18, 2010.</text:span></text:p>
      <text:p text:style-name="P18"><text:span text:style-name="T19">34. IUPAC Compendium of Chemical Terminology - the Gold Book. http://goldbook.iupac.org/.</text:span></text:p>
      <text:p text:style-name="P18"><text:span text:style-name="T19">35. The Gene Ontology Consortium. The gene ontology project in 2008. Nucl. Acids Res., 36(suppl 1):D440–444, 2008.</text:span></text:p>
      <text:p text:style-name="P18"><text:span text:style-name="T19">36. Gene Ontology Consortium. The gene ontology in 2010: extensions and reﬁnements. Nucleic acids research, 38(Database issue):D331–335, 2010.</text:span></text:p>
      <text:p text:style-name="P18"><text:span text:style-name="T19">37. J. E. Gordon and J. C. Brockwell. Chemical inference. 1. formalization of the language of organic chemistry: generic structural formulas. Journal of Chemical Information and Computer Sciences, 23(3):117–134, 1983.</text:span></text:p>
      <text:p text:style-name="P18"><text:span text:style-name="T19">38. H. Feldman, M. Dumontier, S. Ling, N. Haider, and C. Hogue. Co: A chemical ontology for identiﬁcation of functional groups and semantic comparison of small molecules. FEBS Letters, 579(21):4685–4691, 2005.</text:span></text:p>
      <text:p text:style-name="P18"><text:span text:style-name="T19">39. M. Dumontier and N. Villanueva-Rosales. Towards pharmacogenomics knowledge discovery with the semantic web. Brieﬁngs in bioinformatics, 10(2):153–163, 2009.</text:span></text:p>
      <text:p text:style-name="P18"><text:span text:style-name="T19">40. P. Sankar, K. Alain, and G. Aghila. Model tool to describe chemical structures in xml format utilizing structural fragments and chemical ontology. Journal of Chemical Information and Modeling, 50(5):755–770, 2010.</text:span></text:p>
      <text:p text:style-name="P18"><text:span text:style-name="T19">41. T. Bray, J. Paoli, E. Maler, F. Yergeau, and C.M. Sperberg-McQueen. Extensible markup language </text:span><text:soft-page-break/><text:span text:style-name="T19">(XML) 1.0 (ﬁfth edition). W3C recommendation, W3C, 2008. http://www.w3.org/TR/2008/REC-xml-20081126/.</text:span></text:p>
      <text:p text:style-name="P18"><text:span text:style-name="T19">42. W3C OWL Working Group. OWL 2 web ontology language document overview. Technical report, W3C, 2009. http://www.w3.org/TR/2009/REC-owl2-overview-20091027/.</text:span></text:p>
      <text:p text:style-name="P18"><text:span text:style-name="T19">43. Chemical information ontology. http://code.google.com/p/semanticchemistry/.</text:span></text:p>
      <text:p text:style-name="P18"><text:span text:style-name="T19">44. O. Spjuth, E.L. Willighagen, R. Guha, M. Eklund, and J.E.S. Wikberg. Towards interoperable and reproducible QSAR analyses: Exchange of datasets. J Cheminform, 2(1):5, 2010.</text:span></text:p>
      <text:p text:style-name="P18"><text:span text:style-name="T19">45. O. Spjuth, J. Alvarsson, A. Berg, M. Eklund, S. Kuhn, C. M¨ sak, G. Torrance, <text:s/>J. Wagener, E. L. Willighagen, C. Steinbeck, and J. E. Wikberg. Bioclipse 2: a scriptable integration platform for the life sciences. BMC bioinformatics, 10(1):397+, 2009.</text:span></text:p>
      <text:p text:style-name="P18"><text:span text:style-name="T19">46. O. Spjuth, T. Helmus, E. L. Willighagen, S. Kuhn, M. Eklund, J. Wagener, P. Murray-Rust, C. Steinbeck, and J. E. Wikberg. Bioclipse: an open source workbench for chemo- and bioinformatics. BMC bioinformatics, 8(1), 2007.</text:span></text:p>
      <text:p text:style-name="P18"><text:span text:style-name="T19">47. CAS REGISTRYSM and CAS Registry Numbers. http://www.cas.org/expertise/cascontent/registry/regsys.html.</text:span></text:p>
      <text:p text:style-name="P18"><text:span text:style-name="T19">48. PubChem Compound Identiﬁer. http://pubchem.ncbi.nlm.nih.gov/search/help_search.html#Cid.</text:span></text:p>
      <text:p text:style-name="P18"><text:span text:style-name="T19">49. S.E. Stein, S.R. Heller, and D. Tchekhovski. An open standard for chemical structure representation - The IUPAC Chemical Identiﬁer. In Nimes International Chemical Information Conference Proceedings, pages 131–143, 2003.</text:span></text:p>
      <text:p text:style-name="P18"><text:span text:style-name="T19">50. S. J. Coles, N. E. Day, P. Murray-Rust, H. S. Rzepa, and Y. Zhang. Enhancement of the chemical semantic web through the use of inchi identiﬁers. Org. Biomol. Chem., 3(10):1832–1834, 2005.</text:span></text:p>
      <text:p text:style-name="P18"><text:span text:style-name="T19">51. T. Berners-Lee, R. Fielding, and L. Masinter. Uniform Resource Identiﬁer (URI): Generic Syntax. RFC 3986 (Standard), January 2005.</text:span></text:p>
      <text:p text:style-name="P18"><text:span text:style-name="T19">52. T. Clark, S. Martin, and T. Liefeld. Globally distributed object identiﬁcation for biological knowledgebases. Brieﬁngs in Bioinformatics, 5(1):59–70, 2004.</text:span></text:p>
      <text:p text:style-name="P18"><text:span text:style-name="T19">53. R. Moats. URN Syntax. RFC 2141 (Standard), 1997.</text:span></text:p>
      <text:p text:style-name="P18"><text:span text:style-name="T19">54. K. Degtyarenko, P. De Matos, M. Ennis, J. Hastings, M. Zbinden, A. Mcnaught, R. Alc´ ntara, M. Darsow, M. Guedj, and M. Ashburner. ChEBI: a database and ontology for chemical entities of biological interest. Nucleic Acids Research, 36(suppl 1):D344–D350, January 2008.</text:span></text:p>
      <text:p text:style-name="P18"><text:span text:style-name="T19">55. C. Steinbeck, S. Krause, and S. Kuhn. Nmrshiftdb - constructing a free chemical information system with open-source components. Journal of Chemical Information and Computer Sciences, 43(6):1733–1739, November 2003.</text:span></text:p>
      <text:p text:style-name="P18"><text:span text:style-name="T19">56. E.L Willighagen, J. Alvarsson, A. Andersson, M. Eklund, S. Lampa, M. Lapins, S. Spjuth, and J.E.S. Wikberg. Linking the Resource Description Framework Data to Cheminformatics and Proteochemometrics.</text:span></text:p>
      <text:p text:style-name="P18"><text:span text:style-name="T19">57. Semantic Web for Health Care and Life Sciences Interest Group. http://esw.w3.org/HCLSIG.</text:span></text:p>
      <text:p text:style-name="P18"><text:span text:style-name="T19">58. F. Belleau, M.A. Nolin, N. Tourigny, P. Rigault, and J. Morissette. Bio2rdf: towards a mashup to build bioinformatics knowledge systems. Journal of biomedical informatics, 41(5):706–716, 2008.</text:span></text:p>
      <text:p text:style-name="P18"><text:span text:style-name="T19">59. B. Chen, X. Dong, D. Jiao, H. Wang, Q. Zhu, Y. Ding, and D.J. Wild. Chem2bio2rdf: a semantic framework for linking and data mining chemogenomic and systems chemical biology data. BMC bioinformatics, 11(1):255+, 2010.</text:span></text:p>
      <text:p text:style-name="P18"><text:span text:style-name="T19">60. Greasemonkey. https://addons.mozilla.org/en-US/firefox/addon/748/.</text:span></text:p>
      <text:p text:style-name="P18"><text:span text:style-name="T19">61. Mozilla Labs - Ubiquity. https://addons.mozilla.org/en-US/firefox/addon/9527/.</text:span></text:p>
      <text:p text:style-name="P18"><text:span text:style-name="T19">62. E. Willighagen, N. O’Boyle, H. Gopalakrishnan, D. Jiao, R. Guha, C. Steinbeck, and D. Wild. Userscripts for the Life Sciences. BMC Bioinformatics, 8(1):487+, 2007.</text:span></text:p>
      <text:p text:style-name="P18"><text:span text:style-name="T19">63. P. Corbett and P. Murray-Rust. High-Throughput Identiﬁcation of Chemistry in Life Science Texts, volume 4216 of Lecture Notes in Computer Science, pages 107–118. 2006.</text:span></text:p>
      <text:p text:style-name="P18"><text:span text:style-name="T19">64. A High-Level Framework for Network-Based Resource Sharing. RFC 707 (Standard), 1976.</text:span></text:p>
      <text:p text:style-name="P18"><text:span text:style-name="T19">65. History Of CORBA. </text:span><text:a xlink:type="simple" xlink:href="http://www.omg.org/gettingstarted/"><text:span text:style-name="T19">http://www.omg.org/gettingstarted/</text:span></text:a><text:span text:style-name="T19">history_of_corba.htm.</text:span></text:p>
      <text:p text:style-name="P18"><text:soft-page-break/><text:span text:style-name="T19">66. Gudgin; M., M. Hadley, N. Mendelsohn, Y. Lafon, J. Moreau, A. Karmarkar, and H.F. Nielsen. SOAP version 1.2 part 1: Messaging framework (second edition). W3C recommendation, W3C, April 2007. http://www.w3.org/TR/2007/REC-soap12-part1-20070427/.</text:span></text:p>
      <text:p text:style-name="P18"><text:span text:style-name="T19">67. J. Wagener, O. Spjuth, E. Willighagen, and J. Wikberg. XMPP for cloud computing in bioinformatics supporting discovery and invocation of asynchronous web services. BMC Bioinformatics, 10(1):279+, 2009.</text:span></text:p>
      <text:p text:style-name="P18"><text:span text:style-name="T19">68. V. Curcin, M. Ghaem, and Y. Guo. Web services in the life sciences. Drug Discov. Today, 10(12):865–871, 2005.</text:span></text:p>
      <text:p text:style-name="P18"><text:span text:style-name="T19">69. R.T Fielding and R.N Taylor. Principled design of the modern web architecture. ACM Trans. Internet Tech., 2(2):115–150, 2002.</text:span></text:p>
      <text:p text:style-name="P18"><text:span text:style-name="T19">70. X. Dong, K. E. Gilbert, R. Guha, R. Heiland, J. Kim, M. E. Pierce, G. C. Fox, and D. J. Wild. Web Service Infrastructure for Chemoinformatics. Journal of Chemical Information and Modeling, 47(4):1303–1307, 2007.</text:span></text:p>
      <text:p text:style-name="P18"><text:span text:style-name="T19">71. R Development Core Team. R: A Language and Environment for Statistical Computing. R Foundation for Statistical Computing, Vienna, Austria, 2008.</text:span></text:p>
      <text:p text:style-name="P18"><text:span text:style-name="T19">72. C. Steinbeck, Y. Han, S. Kuhn, O. Horlacher, E. Luttmann, and E. Willighagen. The Chemistry Development Kit (CDK): An Open-Source Java Library for Chemo- and Bioinformatics. Journal of Chemical Information and Computer Sciences, 43(2):493–500, 2003.</text:span></text:p>
      <text:p text:style-name="P18"><text:span text:style-name="T19">73. J. C. Bradley, R. Guha, A. Lang, P. Lindenbaum, C. Neylon, A. Williams, and E. L. Willighagen. Beautifying Data in the Real World, chapter 16. O’Reilly Media, Inc., Sebastopol, US, 2009.</text:span></text:p>
      <text:p text:style-name="P18"><text:span text:style-name="T19">74. ONS Solubility Queries. http://toposome.chemistry.drexel.edu/˜rguha/jcsol/sol.html.</text:span></text:p>
      <text:p text:style-name="P18"><text:span text:style-name="T19">75. D. Weininger. Smiles, a chemical language and information system. 1. introduction to methodology and encoding rules. J. Chem. Inf. Comput. Sci., 28(1):31–36, February 1988.</text:span></text:p>
      <text:p text:style-name="P18"><text:span text:style-name="T19">76. SMARTS - A Language for Describing Molecular Patterns. http://www.daylight.com/dayhtml/doc/theory/theory.smarts.html.</text:span></text:p>
      <text:p text:style-name="P18"><text:span text:style-name="T19">77. Descriptor Chemical Space. http://old.oru.edu/cccda/sl/descriptorspace/ds.php.</text:span></text:p>
      <text:p text:style-name="P18"><text:span text:style-name="T19">78. Pipeline Pilot, Accelrys’ scientiﬁc informatics platform. http://accelrys.com/products/pipeline-pilot/.</text:span></text:p>
      <text:p text:style-name="P18"><text:span text:style-name="T19">79. M. R. Berthold, N. Cebron, F. Dill, T. R. Gabriel, T. K¨ tter, T. Meinl, P. Ohl, K. Thiel, and B. Wiswedel. KNIME - the Konstanz information miner: version 2.0 and beyond. SIGKDD Explor. Newsl., 11(1):26–31, 2009.</text:span></text:p>
      <text:p text:style-name="P18"><text:span text:style-name="T19">80. T. Oinn, M. Addis, J. Ferris, D. Marvin, M. Senger, M. Greenwood, T. Carver, K. Glover, M. R. Pocock, A. Wipat, and P. Li. Taverna: a tool for the composition and enactment of bioinformatics workﬂows. Bioinformatics, 20(17):3045–3054, 2004.</text:span></text:p>
      <text:p text:style-name="P18"><text:span text:style-name="T19">81. C. A. Goble, J. Bhagat, S. Aleksejevs, D. Cruickshank, D. Michaelides, D. Newman, M. Borkum, S. Bechhofer, M. Roos, P. Li, and D. De Roure. myExperiment: a repository and social network for the sharing of bioinformatics workﬂows. Nucleic acids research, pages gkq429+, 2010.</text:span></text:p>
      <text:p text:style-name="P18"><text:span text:style-name="T19">82. T. Kuhn, E. L. Willighagen, A. Zielesny, and C. Steinbeck. CDK-Taverna:an open workﬂow environment for cheminformatics. BMC bioinformatics,11(1):159+, 2010.</text:span></text:p>
      <text:p text:style-name="P18"><text:span text:style-name="T19">83. Wingu Elements. https://wingu.com/.</text:span></text:p>
      <text:p text:style-name="P18"><text:span text:style-name="T19">84. Inkspot Science. http://inkspot.co/.</text:span></text:p>
      <text:p text:style-name="P18"><text:span text:style-name="T19">85. Mailing list - Wikipedia, the free encyclopedia. http://en.wikipedia.org/wiki/Mailing_list.</text:span></text:p>
      <text:p text:style-name="P18"><text:span text:style-name="T19">86. J. Oikarinen and D. Reed. Internet Relay Chat Protocol. RFC 1459 (Standard), 1993.</text:span></text:p>
      <text:p text:style-name="P18"><text:span text:style-name="T19">87. OpenBabel. http://openbabel.org/.</text:span></text:p>
      <text:p text:style-name="P18"><text:span text:style-name="T19">88. FreeNode. http://freenode.net/.</text:span></text:p>
      <text:p text:style-name="P18"><text:span text:style-name="T19">89. Comparison of Internet Relay Chat clients - Wikipedia, the free encyclopedia. http://en.wikipedia.org/wiki/Comparison_of_Internet_Relay_Chat_clients.</text:span></text:p>
      <text:p text:style-name="P18"><text:span text:style-name="T19">90. R. Guha. So much to do, so little time. http://blog.rguha.net/.</text:span></text:p>
      <text:p text:style-name="P18"><text:span text:style-name="T19">91. E.L. Willighagen. chem-bla-ics. http://chem-bla-ics.blogspot.com/.</text:span></text:p>
      <text:p text:style-name="P18"><text:soft-page-break/><text:span text:style-name="T19">92. Some Stuff - An Online Research Notebook. http://gilleain.blogspot.com/.</text:span></text:p>
      <text:p text:style-name="P18"><text:span text:style-name="T19">93. N. O’Boyle. Noel O’Blog. http://baoilleach.blogspot.com/.</text:span></text:p>
      <text:p text:style-name="P18"><text:span text:style-name="T19">94. T. Vandermeersh. OB, Avogadro and Molecular Modelling. http://timvdm.blogspot.com/.</text:span></text:p>
      <text:p text:style-name="P18"><text:span text:style-name="T19">95. StackOverﬂow. http://stackoverflow.com/.</text:span></text:p>
      <text:p text:style-name="P18"><text:span text:style-name="T19">96. ONSChallenge - EXP034. http://onschallenge.wikispaces.com/EXP034.</text:span></text:p>
      <text:p text:style-name="P18"><text:span text:style-name="T19">97. Doxygen. </text:span><text:a xlink:type="simple" xlink:href="http://www.stack.nl/"><text:span text:style-name="T19">http://www.stack.nl/</text:span></text:a><text:span text:style-name="T19">˜dimitri/doxygen/.</text:span></text:p>
      <text:p text:style-name="P18"><text:span text:style-name="T19">98. Sphinx - Python Documentation Generator. http://sphinx.pocoo.org/.</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includegraphics[width=0.8\textwidth]{graphics/codeReview8.png}</text:p>
      <text:p text:style-name="P7"/>
      <text:p text:style-name="P24"><text:span text:style-name="T20">Figure 1.1: A screenshot of the GitHub webpage providing code review functionality. The comments shows a reviewer question regarding a parameter description missing in the JavaDoc (see http://github.com/bioclipse/bioclipse.cheminformatics/commit/3ce78ba).</text:span></text:p>
      <text:p text:style-name="P7"/>
      <text:p text:style-name="P7"/>
      <text:p text:style-name="P7"/>
      <text:p text:style-name="P7"/>
      <text:p text:style-name="P7">\includegraphics[width=0.8\textwidth]{graphics/kalzium.png}</text:p>
      <text:p text:style-name="P7"/>
      <text:p text:style-name="P19"><text:span text:style-name="T20">Figure 1.2: A screenshot of the Kalzium, part of the KDE Software Compilation, showing information on the isotopes of cobalt using the Blue Obelisk Data Repository.</text:span></text:p>
      <text:p text:style-name="P7"/>
      <text:p text:style-name="P7"/>
      <text:p text:style-name="P7"/>
      <text:p text:style-name="P7"/>
      <text:p text:style-name="P7">\includegraphics[width=0.8\textwidth]{graphics/wikichemistry}</text:p>
      <text:p text:style-name="P7"/>
      <text:p text:style-name="P19"><text:span text:style-name="T20">Figure 1.3: The homepage of the WikiProject Chemistry, organizing the editing of chemical articles on Wikipedia.</text:span></text:p>
      <text:p text:style-name="P7"/>
      <text:p text:style-name="P7"/>
      <text:p text:style-name="P7"/>
      <text:p text:style-name="P7"/>
      <text:p text:style-name="P7">\includegraphics[width=0.8\textwidth]{graphics/qsar-collab.png}</text:p>
      <text:p text:style-name="P7"/>
      <text:p text:style-name="P19"><text:span text:style-name="T20">Figure 1.4: A screenshot showing the creation of a QSAR data set in Bioclipse, where a set of molecules is aggregated and molecular descriptors are selected, creating a numerical representation suitable for statistical modeling.</text:span></text:p>
      <text:p text:style-name="P7"/>
      <text:p text:style-name="P7"/>
      <text:p text:style-name="P7"/>
      <text:p text:style-name="P7"/>
      <text:p text:style-name="P7">\includegraphics[width=0.6\textwidth]{graphics/ons.pdf}</text:p>
      <text:p text:style-name="P7"/>
      <text:p text:style-name="P19"><text:span text:style-name="T20">Figure 1.5: The rdf.openmolecules.net website operates as a hub in the Semantic Web for small molecules by using the InChI to create unique molecular URIs to provide a dereferenceable RDF resource for any compound.</text:span></text:p>
      <text:p text:style-name="P7"/>
      <text:p text:style-name="P7"/>
      <text:p text:style-name="P7"/>
      <text:p text:style-name="P7"/>
      <text:p text:style-name="P7"/>
      <text:p text:style-name="P7">\includegraphics[width=0.8\textwidth]{graphics/myexperiment.png}</text:p>
      <text:p text:style-name="P7"/>
      <text:p text:style-name="P24"><text:span text:style-name="T20">Figure 1.6: A screenshot of the MyExperiment.org web page for a CDK-Taverna workﬂow (http://www.myexperiment.org/workflows/389.html).</text:span></text:p>
      <text:p text:style-name="P7"/>
      <text:p text:style-name="P7"><text:soft-page-break/></text:p>
      <text:p text:style-name="P7">\includegraphics[width=0.8\textwidth]{graphics/wingu.png}</text:p>
      <text:p text:style-name="P7"/>
      <text:p text:style-name="P19"><text:span text:style-name="T20">Figure 1.7: A screenshot of Wingu Elements, an online scientiﬁc computing platform with cheminformatics functionality.</text:span></text:p>
      <text:p text:style-name="P7"/>
      <text:p text:style-name="P7"/>
      <text:p text:style-name="P7"/>
      <text:p text:style-name="P7"/>
      <text:p text:style-name="P7">\includegraphics[width=0.8\textwidth]{graphics/inkspot.png}</text:p>
      <text:p text:style-name="P7"/>
      <text:p text:style-name="P19"><text:span text:style-name="T20">Figure 1.8: A screenshot of the Inkspot Platform for collaborative cheminformatics analyses.</text:span></text:p>
      <text:p text:style-name="P7"/>
      <text:p text:style-name="P7"/>
      <text:p text:style-name="P7"/>
      <text:p text:style-name="P7"/>
      <text:p text:style-name="P7"/>
      <text:p text:style-name="P7">\includegraphics[width=0.6\textwidth]{graphics/cb.png}</text:p>
      <text:p text:style-name="P7"/>
      <text:p text:style-name="P19"><text:span text:style-name="T20">Figure 1.9: The Cheminformatics section of Chemical blogspace aggregates blog posts from cheminformaticians, providing a platform for discussion of algorithms, theory, within a larger community than that of a single project.</text:span></text:p>
      <text:p text:style-name="P7"/>
      <text:p text:style-name="P7"/>
      <text:p text:style-name="P7"/>
      <text:p text:style-name="P7"/>
      <text:p text:style-name="P7"/>
      <text:p text:style-name="P7">\includegraphics[width=0.8\textwidth]{graphics/boShapado.png}</text:p>
      <text:p text:style-name="P7"/>
      <text:p text:style-name="P19"><text:span text:style-name="T20">Figure 1.10: The Blue Obelisk eXchange Question &amp; Answer website is an open platform where people can ask questions regarding the use cheminformatics software, or ask for solutions to a problem they po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29T21:53:25</meta:creation-date>
    <meta:generator>OpenOffice.org/3.2$Unix OpenOffice.org_project/320m19$Build-9505</meta:generator>
    <dc:date>2010-10-07T16:11:17</dc:date>
    <meta:editing-duration>PT02H22M34S</meta:editing-duration>
    <meta:editing-cycles>15</meta:editing-cycles>
    <meta:document-statistic meta:table-count="1" meta:image-count="0" meta:object-count="0" meta:page-count="17" meta:paragraph-count="203" meta:word-count="7938" meta:character-count="54159"/>
  </office:meta>
</office:document-meta>
</file>